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375in" fo:margin-left="-0.075in" table:align="left" style:writing-mode="lr-tb"/>
    </style:style>
    <style:style style:name="Table4.A" style:family="table-column">
      <style:table-column-properties style:column-width="0.8229in"/>
    </style:style>
    <style:style style:name="Table4.B" style:family="table-column">
      <style:table-column-properties style:column-width="1.3021in"/>
    </style:style>
    <style:style style:name="Table4.C" style:family="table-column">
      <style:table-column-properties style:column-width="0.4986in"/>
    </style:style>
    <style:style style:name="Table4.D" style:family="table-column">
      <style:table-column-properties style:column-width="1.6264in"/>
    </style:style>
    <style:style style:name="Table4.1" style:family="table-row">
      <style:table-row-properties style:min-row-height="0.3903in" style:keep-together="false" fo:keep-together="always"/>
    </style:style>
    <style:style style:name="Table4.A1" style:family="table-cell">
      <style:table-cell-properties style:vertical-align="middle" fo:padding-left="0.075in" fo:padding-right="0.075in" fo:padding-top="0in" fo:padding-bottom="0in" fo:border="0.0069in solid #00000a"/>
    </style:style>
    <style:style style:name="Table4.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4.A4" style:family="table-cell">
      <style:table-cell-properties style:vertical-align="middle" fo:padding-left="0.075in" fo:padding-right="0.075in" fo:padding-top="0in" fo:padding-bottom="0in" fo:border-left="0.0069in solid #00000a" fo:border-right="0.0069in solid #00000a" fo:border-top="none" fo:border-bottom="0.0069in solid #00000a"/>
    </style:style>
    <style:style style:name="Table1" style:family="table">
      <style:table-properties style:width="6.375in" fo:margin-left="-0.075in" table:align="left" style:writing-mode="lr-tb"/>
    </style:style>
    <style:style style:name="Table1.A" style:family="table-column">
      <style:table-column-properties style:column-width="0.8229in"/>
    </style:style>
    <style:style style:name="Table1.B" style:family="table-column">
      <style:table-column-properties style:column-width="1.3021in"/>
    </style:style>
    <style:style style:name="Table1.C" style:family="table-column">
      <style:table-column-properties style:column-width="0.4986in"/>
    </style:style>
    <style:style style:name="Table1.D" style:family="table-column">
      <style:table-column-properties style:column-width="1.6264in"/>
    </style:style>
    <style:style style:name="Table1.1" style:family="table-row">
      <style:table-row-properties style:min-row-height="0.3903in" style:keep-together="false" fo:keep-together="always"/>
    </style:style>
    <style:style style:name="Table1.A1" style:family="table-cell">
      <style:table-cell-properties style:vertical-align="middle" fo:padding-left="0.075in" fo:padding-right="0.075in" fo:padding-top="0in" fo:padding-bottom="0in" fo:border="0.0069in solid #00000a"/>
    </style:style>
    <style:style style:name="Table1.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2" style:family="table">
      <style:table-properties style:width="6.375in" fo:margin-left="-0.075in" table:align="left" style:writing-mode="lr-tb"/>
    </style:style>
    <style:style style:name="Table2.A" style:family="table-column">
      <style:table-column-properties style:column-width="0.8229in"/>
    </style:style>
    <style:style style:name="Table2.B" style:family="table-column">
      <style:table-column-properties style:column-width="1.3021in"/>
    </style:style>
    <style:style style:name="Table2.C" style:family="table-column">
      <style:table-column-properties style:column-width="0.4986in"/>
    </style:style>
    <style:style style:name="Table2.D" style:family="table-column">
      <style:table-column-properties style:column-width="1.6264in"/>
    </style:style>
    <style:style style:name="Table2.1" style:family="table-row">
      <style:table-row-properties style:min-row-height="0.3903in" style:keep-together="false" fo:keep-together="always"/>
    </style:style>
    <style:style style:name="Table2.A1" style:family="table-cell">
      <style:table-cell-properties style:vertical-align="middle" fo:padding-left="0.075in" fo:padding-right="0.075in" fo:padding-top="0in" fo:padding-bottom="0in" fo:border="0.0069in solid #00000a"/>
    </style:style>
    <style:style style:name="Table2.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6" style:family="paragraph" style:parent-style-name="Standard">
      <style:paragraph-properties fo:margin-left="0in" fo:margin-right="-0.0638in" fo:text-indent="0in" style:auto-text-indent="false">
        <style:tab-stops>
          <style:tab-stop style:position="0.7374in"/>
        </style:tab-stops>
      </style:paragraph-properties>
    </style:style>
    <style:style style:name="P17" style:family="paragraph" style:parent-style-name="Standard">
      <style:paragraph-properties fo:margin-left="0in" fo:margin-right="-0.0638in" fo:text-indent="0in" style:auto-text-indent="false">
        <style:tab-stops>
          <style:tab-stop style:position="0.7374in"/>
        </style:tab-stops>
      </style:paragraph-properties>
      <style:text-properties fo:color="#c0c0c0" fo:font-weight="bold" style:font-weight-asian="bold"/>
    </style:style>
    <style:style style:name="P18" style:family="paragraph" style:parent-style-name="Standard">
      <style:paragraph-properties fo:margin-left="0in" fo:margin-right="0.3126in" fo:text-indent="0in" style:auto-text-indent="false"/>
    </style:style>
    <style:style style:name="P19" style:family="paragraph" style:parent-style-name="Standard">
      <style:paragraph-properties fo:margin-left="0in" fo:margin-right="0.3126in" fo:text-align="center" style:justify-single-word="false" fo:text-indent="0in" style:auto-text-indent="false"/>
    </style:style>
    <style:style style:name="P20" style:family="paragraph" style:parent-style-name="Standard">
      <style:paragraph-properties fo:margin-left="0in" fo:margin-right="0.3126in" fo:text-align="center" style:justify-single-word="false" fo:text-indent="0in" style:auto-text-indent="false"/>
      <style:text-properties fo:font-weight="bold" style:font-weight-asian="bold"/>
    </style:style>
    <style:style style:name="P21" style:family="paragraph" style:parent-style-name="Standard">
      <style:paragraph-properties fo:margin-left="0in" fo:margin-right="-0.0756in" fo:text-indent="0in" style:auto-text-indent="false"/>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 I deals with message transmission, message grouping, and response messages.</text:p>
      <text:p text:style-name="Standard"/>
      <text:p text:style-name="Standard">Section II deals with range initialization and prerequisites.</text:p>
      <text:p text:style-name="Standard"/>
      <text:p text:style-name="Standard">General messages are defined in the Action Target modified FASIT ICD.FASIT.LOW-BANDWIDTH Release 1.0, 20 October 2010. Further necessary messages are defined in Section III. Message clarifications for individual messages from the ICD are defined in Section IV. </text:p>
      <text:p text:style-name="Standard"/>
      <text:p text:style-name="Standard">Section V has further software design considerations.</text:p>
      <text:p text:style-name="Standard"/>
      <text:p text:style-name="Standard">Sections in the ICD relating directly to Handheld Controllers (HHC) are ignored. We treat the HHC identically to the range tower controller.</text:p>
      <text:p text:style-name="P3">Section I – Message Handling</text:p>
      <text:p text:style-name="P1"/>
      <text:p text:style-name="P2">The master control unit takes in FASIT messages (original non-low-bandwidth versions) and translates these to low-bandwidth messages. It must emulate the functionality of each downrange device and manage a separate TCP connection to the TRACR (or SmartRange) computer for each device. The low-bandwidth messages are sent over an RF device (typically a 9600 baud UHF modem).</text:p>
      <text:p text:style-name="P2"/>
      <text:p text:style-name="P2">The slave unit does the opposite. It listens for messages on the RF device and translates them to the original FASIT messages to the best of its ability. As the RF devices have send and receive delays that add to the highest waste of bandwidth, multiple devices (ex. a MAT with an HSAT, BES, and SES or an emplacement with five SITs) communicate over the same radio.</text:p>
      <text:p text:style-name="P2"/>
      <text:p text:style-name="P2">Message sending rules for the master control unit and the slave units:</text:p>
      <text:p text:style-name="P2"/>
      <text:list xml:id="list614256015" text:style-name="L1">
        <text:list-item>
          <text:p text:style-name="P5">Multiple messages being sent at the same time should be packaged in a single message packet up to 255 bytes long. Longer messages should be split as evenly as possible while maintaining entire messages in the same packet (not splitting an individual message into two packets).</text:p>
        </text:list-item>
        <text:list-item>
          <text:p text:style-name="P5">The CRC flag and CRC byte must always be present.</text:p>
        </text:list-item>
      </text:list>
      <text:p text:style-name="P2"/>
      <text:p text:style-name="P2">Message sending rules for the master control unit:</text:p>
      <text:p text:style-name="P2"/>
      <text:list xml:id="list739167195" text:style-name="L2">
        <text:list-item>
          <text:p text:style-name="P6">Never send a message while waiting for responses unless a timeout of two seconds has occurred.</text:p>
        </text:list-item>
        <text:list-item>
          <text:p text:style-name="P6">If a timeout occurs, the last message sent needs to be retransmitted</text:p>
        </text:list-item>
        <text:list-item>
          <text:p text:style-name="P6">If a second timeout occurs for an individual device, the device is to be assumed de-activated and all TCP connections for that device terminated. A “device deactivated” message is sent to the device, with no response expected.</text:p>
        </text:list-item>
        <text:list-item>
          <text:p text:style-name="P6">When a TCP message is received for a device, a wait period of a quarter of a second must be observed to see if more messages of the exact content are being sent to multiple devices.</text:p>
        </text:list-item>
        <text:list-item>
          <text:p text:style-name="P13"><text:span text:style-name="T1">When the same message is sent to multiple devices a group must either be created or re-used. The group “join” messages for each target in the group need to be sent and responded to individually before the original message can be sent to the group.</text:span></text:p>
        </text:list-item>
        <text:list-item>
          <text:p text:style-name="P13"><text:span text:style-name="T3">If there are no messages needing to be sent out by the master control unit after a configurable amount of seconds, the master control unit sends out the “request new devices” registration message and waits for up to a differently configurable number of seconds for new devices to register their existence. The devices will register at 30 millisecond intervals based on their device number. A range with the maximum of 1700 devices will take 51 seconds to register all targets. A range with only 150 devices will take 4.5 seconds.</text:span></text:p>
        </text:list-item>
      </text:list>
      <text:p text:style-name="P2"/>
      <text:p text:style-name="P2">Message sending rules for the slave units:</text:p>
      <text:p text:style-name="P2"/>
      <text:list xml:id="list625301058" text:style-name="L3">
        <text:list-item>
          <text:p text:style-name="P7">When a group message is received, the devices shall respond as a multiple message packet, with the only difference being the order being determined by the order in which they joined the group.</text:p>
        </text:list-item>
        <text:list-item>
          <text:p text:style-name="P7">When a “request new devices” message is received, the slave unit shall respond with a multiple message packet containing the “device registration” message for every attached device. It will be sent at the <text:span text:style-name="T4">lowest-device-number * 30 milliseconds</text:span><text:span text:style-name="T5"> after receipt of the message</text:span></text:p>
        </text:list-item>
      </text:list>
      <text:p text:style-name="P1"><text:soft-page-break/>Section II – Range Initialization and Prerequisites</text:p>
      <text:p text:style-name="P1"/>
      <text:p text:style-name="P2">Range startup process:</text:p>
      <text:p text:style-name="P2"/>
      <text:list xml:id="list1875277556" text:style-name="L6">
        <text:list-item>
          <text:p text:style-name="P10">Downrange devices are booted up and attempt to connect to a slave unit </text:p>
        </text:list-item>
        <text:list-item>
          <text:p text:style-name="P10">Upon boot-up slave units listen on TCP socket for devices, and RF device for RF messages</text:p>
        </text:list-item>
        <text:list-item>
          <text:p text:style-name="P10">When the master control unit is booted it immediately sends its first “request new devices” message, to which the slave units will respond with all the “device registration” messages for connected devices when their time-slot (based on the lowest device number of attached devices) is available.</text:p>
        </text:list-item>
        <text:list-item>
          <text:p text:style-name="P10">When the master control unit receives a “device registration” message, it will attempt to connect to TRACR as that device.</text:p>
        </text:list-item>
      </text:list>
      <text:p text:style-name="P2"/>
      <text:p text:style-name="P2"/>
      <text:p text:style-name="P2">Prerequisites:</text:p>
      <text:p text:style-name="P2"/>
      <text:list xml:id="list1282760309" text:style-name="L7">
        <text:list-item>
          <text:p text:style-name="P11">The Master Control Unit needs to be configured to know roughly how many devices it is going to talk to. This number should be higher than the actual number, but not too much higher.</text:p>
        </text:list-item>
        <text:list-item>
          <text:p text:style-name="P11">The Slave Units and Master Control Units need to have their power adjusted to talk to each other. A routine for power adjustment is yet to be decided.</text:p>
        </text:list-item>
      </text:list>
      <text:p text:style-name="P2"/>
      <text:p text:style-name="P2"/>
      <text:p text:style-name="P3">Section III – Additional Messages</text:p>
      <text:p text:style-name="P1"/>
      <text:p text:style-name="P2">All message are contained in the standard message envelope.</text:p>
      <text:p text:style-name="P2"/>
      <text:p text:style-name="P2">Device Registration Message:</text:p>
      <text:p text:style-name="P2"/>
      <text:p text:style-name="P2">Message ID is 13</text:p>
      <text:h text:style-name="Table" text:outline-level="1"><text:bookmark-start text:name="_Toc277335430"/>Table . <text:bookmark-end text:name="_Toc277335430"/>Device Registration</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table:number-columns-spanned="2" office:value-type="string">
              <text:p text:style-name="P16"><text:span text:style-name="T6">Field Size</text:span></text:p>
            </table:table-cell>
            <table:covered-table-cell/>
            <table:table-cell table:style-name="Table4.A1" table:number-columns-spanned="2" office:value-type="string">
              <text:p text:style-name="P19"><text:span text:style-name="T6">Message fields</text:span></text:p>
            </table:table-cell>
            <table:covered-table-cell/>
          </table:table-row>
        </table:table-header-rows>
        <table:table-row table:style-name="Table4.1">
          <table:table-cell table:style-name="Table4.A2" table:number-columns-spanned="2" office:value-type="string">
            <text:p text:style-name="P17"/>
          </table:table-cell>
          <table:covered-table-cell/>
          <table:table-cell table:style-name="Table4.A2" table:number-columns-spanned="2" office:value-type="string">
            <text:p text:style-name="P20"/>
          </table:table-cell>
          <table:covered-table-cell/>
        </table:table-row>
        <table:table-row table:style-name="Table4.1">
          <table:table-cell table:style-name="Table4.A1" office:value-type="string">
            <text:p text:style-name="P16">Bits</text:p>
            <text:p text:style-name="P16">0 – 2</text:p>
          </table:table-cell>
          <table:table-cell table:style-name="Table4.A1" table:number-columns-spanned="2" office:value-type="string">
            <text:p text:style-name="P18">Device Type</text:p>
          </table:table-cell>
          <table:covered-table-cell/>
          <table:table-cell table:style-name="Table4.A1" office:value-type="string">
            <text:p text:style-name="P18">Value 0 – SIT w/out MFS</text:p>
            <text:p text:style-name="P18">Value 1 – SIT w/ MFS</text:p>
            <text:p text:style-name="P18">Value 2 – SAT</text:p>
            <text:p text:style-name="P18">Value 3 – HSAT</text:p>
            <text:p text:style-name="P18">Value 4 – SES</text:p>
            <text:p text:style-name="P18">Value 5 – BES</text:p>
            <text:p text:style-name="P18">Value 6 – MIT</text:p>
            <text:p text:style-name="P18">Value 7 – MAT</text:p>
          </table:table-cell>
        </table:table-row>
        <table:table-row table:style-name="Table4.1">
          <table:table-cell table:style-name="Table4.A4" office:value-type="string">
            <text:p text:style-name="P16">Bits</text:p>
            <text:p text:style-name="P16">3 – 26</text:p>
          </table:table-cell>
          <table:table-cell table:style-name="Table4.A4" table:number-columns-spanned="2" office:value-type="string">
            <text:p text:style-name="P18">Device MAC</text:p>
          </table:table-cell>
          <table:covered-table-cell/>
          <table:table-cell table:style-name="Table4.A4" office:value-type="string">
            <text:p text:style-name="P18">24 bit representation of the last 3 bytes of MAC address. First 3 bytes are assumed to be 70:5e:aa</text:p>
          </table:table-cell>
        </table:table-row>
        <table:table-row table:style-name="Table4.1">
          <table:table-cell table:style-name="Table4.A4" office:value-type="string">
            <text:p text:style-name="P16">Bits</text:p>
            <text:p text:style-name="P16">27 - 37</text:p>
          </table:table-cell>
          <table:table-cell table:style-name="Table4.A4" table:number-columns-spanned="2" office:value-type="string">
            <text:p text:style-name="P18">Temporary Device Address</text:p>
          </table:table-cell>
          <table:covered-table-cell/>
          <table:table-cell table:style-name="Table4.A4" office:value-type="string">
            <text:p text:style-name="P18">A pseudo-random number derived from the MAC address (so it is the same each boot up) in the 1705 – 1799 “reserved” range of addresses.</text:p>
          </table:table-cell>
        </table:table-row>
      </table:table>
      <text:p text:style-name="P2"/>
      <text:p text:style-name="P2">The device will respond to the temporary device address until the Master Control Unit sends the “device registered” message with a valid device address. The “device registered” message will have no response.</text:p>
      <text:p text:style-name="P2"/>
      <text:p text:style-name="P2">Devices not receiving a “device registered” message will reattempt registration with a new pseudo-random (still derived from the MAC address, but the next number in the pseudo-random sequence) temporary device address upon receipt of the next “request new devices” message.</text:p>
      <text:p text:style-name="P2"/>
      <text:p text:style-name="P2"/>
      <text:p text:style-name="P2"/>
      <text:p text:style-name="P2">Request New Devices Message:</text:p>
      <text:p text:style-name="P2"/>
      <text:p text:style-name="P2">Message ID is 14</text:p>
      <text:h text:style-name="Table" text:outline-level="1"><text:bookmark-start text:name="_Toc2773354301"/>Table . <text:bookmark-end text:name="_Toc2773354301"/>Request New Device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16"><text:span text:style-name="T6">Field Size</text:span></text:p>
            </table:table-cell>
            <table:covered-table-cell/>
            <table:table-cell table:style-name="Table1.A1" table:number-columns-spanned="2" office:value-type="string">
              <text:p text:style-name="P19"><text:span text:style-name="T6">Message fields</text:span></text:p>
            </table:table-cell>
            <table:covered-table-cell/>
          </table:table-row>
        </table:table-header-rows>
        <table:table-row table:style-name="Table1.1">
          <table:table-cell table:style-name="Table1.A2" table:number-columns-spanned="2" office:value-type="string">
            <text:p text:style-name="P17"/>
          </table:table-cell>
          <table:covered-table-cell/>
          <table:table-cell table:style-name="Table1.A2" table:number-columns-spanned="2" office:value-type="string">
            <text:p text:style-name="P20"/>
          </table:table-cell>
          <table:covered-table-cell/>
        </table:table-row>
        <text:soft-page-break/>
        <table:table-row table:style-name="Table1.1">
          <table:table-cell table:style-name="Table1.A1" office:value-type="string">
            <text:p text:style-name="P16">Bits</text:p>
            <text:p text:style-name="P16">0 – 3</text:p>
          </table:table-cell>
          <table:table-cell table:style-name="Table1.A1" table:number-columns-spanned="2" office:value-type="string">
            <text:p text:style-name="P18">Message Pad</text:p>
          </table:table-cell>
          <table:covered-table-cell/>
          <table:table-cell table:style-name="Table1.A1" office:value-type="string">
            <text:p text:style-name="P18">All zeroes</text:p>
          </table:table-cell>
        </table:table-row>
      </table:table>
      <text:p text:style-name="P2"/>
      <text:p text:style-name="P2">When the Master Control unit sends out this message it will wait for the “device registration” messages from each target. The time to wait should be configurable on the Master Control units EEPROM.</text:p>
      <text:p text:style-name="P2"/>
      <text:p text:style-name="P2">Once the time has been reached, a “device registered” message will be created for each device and sent as a multiple message packet. No response from any target to this is expected.</text:p>
      <text:p text:style-name="P2"/>
      <text:p text:style-name="P2"/>
      <text:p text:style-name="P2"/>
      <text:p text:style-name="P2">Device Registered Message:</text:p>
      <text:p text:style-name="P2"/>
      <text:p text:style-name="P2">Message ID is 15</text:p>
      <text:p text:style-name="P2"/>
      <text:h text:style-name="Table" text:outline-level="1"><text:bookmark-start text:name="_Toc27733543011"/>Table . <text:bookmark-end text:name="_Toc27733543011"/>Request New Devices</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table:number-columns-spanned="2" office:value-type="string">
              <text:p text:style-name="P16"><text:span text:style-name="T6">Field Size</text:span></text:p>
            </table:table-cell>
            <table:covered-table-cell/>
            <table:table-cell table:style-name="Table2.A1" table:number-columns-spanned="2" office:value-type="string">
              <text:p text:style-name="P19"><text:span text:style-name="T6">Message fields</text:span></text:p>
            </table:table-cell>
            <table:covered-table-cell/>
          </table:table-row>
        </table:table-header-rows>
        <table:table-row table:style-name="Table2.1">
          <table:table-cell table:style-name="Table2.A2" table:number-columns-spanned="2" office:value-type="string">
            <text:p text:style-name="P17"/>
          </table:table-cell>
          <table:covered-table-cell/>
          <table:table-cell table:style-name="Table2.A2" table:number-columns-spanned="2" office:value-type="string">
            <text:p text:style-name="P20"/>
          </table:table-cell>
          <table:covered-table-cell/>
        </table:table-row>
        <table:table-row table:style-name="Table2.1">
          <table:table-cell table:style-name="Table2.A1" office:value-type="string">
            <text:p text:style-name="P16">Bits</text:p>
            <text:p text:style-name="P16">0 – 11</text:p>
          </table:table-cell>
          <table:table-cell table:style-name="Table2.A1" table:number-columns-spanned="2" office:value-type="string">
            <text:p text:style-name="P18">New Device Address</text:p>
          </table:table-cell>
          <table:covered-table-cell/>
          <table:table-cell table:style-name="Table2.A1" office:value-type="string">
            <text:p text:style-name="P18">Valid values are 1 – 1700</text:p>
          </table:table-cell>
        </table:table-row>
      </table:table>
      <text:p text:style-name="P2"/>
      <text:p text:style-name="P2">Devices will not respond to this message, but instead start to responding to the new device address.</text:p>
      <text:p text:style-name="P3">Section IV – ICD Clarifications</text:p>
      <text:p text:style-name="P1"/>
      <text:p text:style-name="P2">ICD Clarifications go here...</text:p>
      <text:p text:style-name="P2"/>
      <text:p text:style-name="P3">Section V – Programming Considerations</text:p>
      <text:p text:style-name="P1"/>
      <text:list xml:id="list2037848362" text:style-name="L8">
        <text:list-item>
          <text:p text:style-name="P12">EEPROM settings need to have a corresponding “be_X” and “is_X” helper functions and added to the user_conn.c “I” message to allow changing via “telnet x.x.x.x 4422”</text:p>
        </text:list-item>
        <text:list-item>
          <text:p text:style-name="P12">EEPROM addresses and data fields should be discussed with Nathan Bell before implementing</text:p>
        </text:list-item>
        <text:list-item>
          <text:p text:style-name="P12"/>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 style:family="paragraph" style:parent-style-name="Standard" style:default-outline-level="1" style:list-style-name="" style:class="extra">
      <style:paragraph-properties fo:margin-top="0.1665in" fo:margin-bottom="0.0835in" fo:text-align="center" style:justify-single-word="false"/>
      <style:text-properties fo:font-weight="bold" style:font-weight-asian="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13:05:05</meta:creation-date>
    <dc:date>2011-09-14T11:52:35</dc:date>
    <meta:editing-duration>PT5H14M15S</meta:editing-duration>
    <meta:editing-cycles>7</meta:editing-cycles>
    <meta:generator>OpenOffice.org/3.3$Linux OpenOffice.org_project/330m19$Build-9561</meta:generator>
    <meta:document-statistic meta:table-count="3" meta:image-count="0" meta:object-count="0" meta:page-count="7" meta:paragraph-count="84" meta:word-count="1201" meta:character-count="6869"/>
  </office:meta>
</office:document-meta>
</file>